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21da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"The is not something that I have a strong grasp on."</text:p>
      <text:p text:style-name="Standard"/>
      <text:p text:style-name="Standard">It's not something that I particularly like about myself. <text:s/>I don't like needing to be reminded of something that &lt;em&gt;I&lt;/em&gt; did. <text:s/>Sure every once in a while it wouldn'<text:span text:style-name="T1">t </text:span>be so bad, but it is a constant for me. <text:s/>I forget life events easily, I forget people easily. <text:s/>If I were asked about college I could give some highlights, highschool I could give less. <text:s/>Forget about childhood, bits and pieces at this point.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23:10:49.621721665</meta:creation-date>
    <dc:date>2019-10-23T10:09:54.926299070</dc:date>
    <meta:editing-duration>PT4M42S</meta:editing-duration>
    <meta:editing-cycles>3</meta:editing-cycles>
    <meta:generator>LibreOffice/6.2.7.1$Linux_X86_64 LibreOffice_project/20$Build-1</meta:generator>
    <meta:document-statistic meta:table-count="0" meta:image-count="0" meta:object-count="0" meta:page-count="1" meta:paragraph-count="2" meta:word-count="84" meta:character-count="463" meta:non-whitespace-character-count="376"/>
  </office:meta>
</office:document-meta>
</file>